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af2fc" officeooo:paragraph-rsid="001af2fc"/>
    </style:style>
    <style:style style:name="P2" style:family="paragraph" style:parent-style-name="Standard">
      <style:paragraph-properties fo:text-align="center" style:justify-single-word="false"/>
      <style:text-properties officeooo:rsid="001af2fc" officeooo:paragraph-rsid="001af2fc"/>
    </style:style>
    <style:style style:name="P3" style:family="paragraph" style:parent-style-name="Standard">
      <style:paragraph-properties fo:text-align="start" style:justify-single-word="false"/>
      <style:text-properties fo:color="#ff0000" fo:font-weight="bold" officeooo:rsid="001af2fc" officeooo:paragraph-rsid="001af2f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ff" fo:font-weight="bold" officeooo:rsid="001af2fc" officeooo:paragraph-rsid="001af2f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weight="normal" officeooo:rsid="001af2fc" officeooo:paragraph-rsid="001af2f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1c36f6" officeooo:paragraph-rsid="001af2f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bold" officeooo:rsid="001c36f6" officeooo:paragraph-rsid="001c36f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text-position="0% 100%" fo:font-weight="bold" officeooo:rsid="001c36f6" officeooo:paragraph-rsid="001c36f6" style:font-weight-asian="bold" style:font-weight-complex="bold"/>
    </style:style>
    <style:style style:name="P9" style:family="paragraph" style:parent-style-name="Header">
      <style:text-properties officeooo:rsid="001af2fc" officeooo:paragraph-rsid="001af2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0000ff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da0ca" style:font-weight-asian="normal" style:font-weight-complex="normal"/>
    </style:style>
    <style:style style:name="T9" style:family="text">
      <style:text-properties style:text-position="super 58%" fo:font-weight="normal" style:font-weight-asian="normal" style:font-weight-complex="normal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0% 100%" fo:font-weight="normal" officeooo:rsid="001da0ca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calcular o <text:span text:style-name="T1">quadrado</text:span> de valores inteiros entre 1% e 9%, usar o seguinte macete:</text:p>
      <text:p text:style-name="P1"/>
      <text:p text:style-name="P2">1,<text:span text:style-name="T3">DD</text:span><text:span text:style-name="T5">QQ</text:span></text:p>
      <text:p text:style-name="P2"><text:span text:style-name="T6"/></text:p>
      <text:p text:style-name="P3">DD<text:span text:style-name="T7"> = dobro do número inteiro a ser calculado</text:span></text:p>
      <text:p text:style-name="P4">QQ<text:span text:style-name="T7"> = quadrado do número inteiro a ser calculado</text:span></text:p>
      <text:p text:style-name="P4"><text:span text:style-name="T1"/></text:p>
      <text:p text:style-name="P5">Ex.: 1,05² = 1,<text:span text:style-name="T2">[2x5]</text:span><text:span text:style-name="T4">[5x5]</text:span> = 1,<text:span text:style-name="T2">10</text:span><text:span text:style-name="T4">25</text:span></text:p>
      <text:p text:style-name="P5">Ex.:<text:span text:style-name="T4"> </text:span>1,09² = 1,<text:span text:style-name="T2">[2x9]</text:span><text:span text:style-name="T4">[9x9] </text:span>= 1,<text:span text:style-name="T2">18</text:span><text:span text:style-name="T4">81</text:span></text:p>
      <text:p text:style-name="P6"/>
      <text:p text:style-name="P7">Juros Simples → <text:span text:style-name="T7">M = C x (1 + i x n); </text:span><text:span text:style-name="T8">J = C x i x n</text:span></text:p>
      <text:p text:style-name="P7">Juros Compostos<text:span text:style-name="T7"> → M = C x (1 + i)</text:span><text:span text:style-name="T9">n</text:span><text:span text:style-name="T10">; </text:span><text:span text:style-name="T11">J = M - C</text:span></text:p>
      <text:p text:style-name="P7"><text:span text:style-name="T9"/></text:p>
      <text:p text:style-name="P8"><text:span text:style-name="T7">Se </text:span>n<text:span text:style-name="T7"> &gt; 1 → juros compostos rendem </text:span>mais<text:span text:style-name="T7"> que juros simples</text:span></text:p>
      <text:p text:style-name="P8"><text:span text:style-name="T7">Se </text:span>n<text:span text:style-name="T7"> = 1 → juros compostos rendem </text:span>igual<text:span text:style-name="T7"> a juros simples</text:span></text:p>
      <text:p text:style-name="P8"><text:span text:style-name="T7">Se </text:span>n <text:span text:style-name="T7">&lt; 1 → juros compostos rendem </text:span>menos<text:span text:style-name="T7"> que juros simples</text:span></text:p>
      <text:p text:style-name="P8"><text:span text:style-name="T7"/></text:p>
      <text:p text:style-name="P8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f2fc" officeooo:paragraph-rsid="001af2f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Introdução aos juros simples e compos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38:07.238037127</meta:creation-date>
    <dc:date>2018-03-10T20:31:50.592158223</dc:date>
    <meta:editing-duration>PT43M32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2" meta:word-count="126" meta:character-count="561" meta:non-whitespace-character-count="448"/>
  </office:meta>
</office:document-meta>
</file>